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4cm" svg:height="1.27cm" svg:x="6.96cm" svg:y="8.815cm">
          <text:p text:style-name="P1">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1.905cm" svg:x="6.25cm" svg:y="1.46cm">
          <text:p text:style-name="P1">Vert position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1.905cm" svg:x="1.75cm" svg:y="3.48cm">
          <text:p text:style-name="P1">Vert Normal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4.445cm" svg:height="1.905cm" svg:x="1.75cm" svg:y="5.895cm">
          <text:p text:style-name="P1">Vert Tangen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4.445cm" svg:height="1.905cm" svg:x="10.33cm" svg:y="3.487cm">
          <text:p text:style-name="P1">Vert Weigh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1.905cm" svg:x="10.83cm" svg:y="5.989cm">
          <text:p text:style-name="P1">Vert Indece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2.54cm" svg:height="1.27cm" svg:x="8.555cm" svg:y="15.17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.83cm" svg:height="1.083cm" svg:x="10.16cm" svg:y="10.682cm">
          <text:p text:style-name="P1">Skele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472cm" svg:y1="3.365cm" svg:x2="8.23cm" svg:y2="8.815cm" draw:start-shape="id1" draw:end-shape="id2" draw:end-glue-point="0" svg:d="m8472 3365c0 4087-242 1363-242 5450">
          <text:p/>
        </draw:connector>
        <draw:connector draw:style-name="gr3" draw:text-style-name="P1" draw:layer="layout" draw:type="curve" svg:x1="6.195cm" svg:y1="4.432cm" svg:x2="8.23cm" svg:y2="8.815cm" draw:start-shape="id3" draw:start-glue-point="1" draw:end-shape="id2" draw:end-glue-point="0" svg:d="m6195 4432c1357 0 2035 1461 2035 4383">
          <text:p/>
        </draw:connector>
        <draw:connector draw:style-name="gr3" draw:text-style-name="P1" draw:layer="layout" draw:type="curve" svg:x1="6.195cm" svg:y1="6.847cm" svg:x2="8.23cm" svg:y2="8.815cm" draw:start-shape="id4" draw:start-glue-point="1" draw:end-shape="id2" draw:end-glue-point="0" svg:d="m6195 6847c1357 0 2035 656 2035 1968">
          <text:p/>
        </draw:connector>
        <draw:connector draw:style-name="gr3" draw:text-style-name="P1" draw:layer="layout" draw:type="curve" svg:x1="10.83cm" svg:y1="6.941cm" svg:x2="8.23cm" svg:y2="8.815cm" draw:start-shape="id5" draw:start-glue-point="3" draw:end-shape="id2" draw:end-glue-point="0" svg:d="m10830 6941c-1734 0-2600 624-2600 1874">
          <text:p/>
        </draw:connector>
        <draw:connector draw:style-name="gr3" draw:text-style-name="P1" draw:layer="layout" draw:type="curve" svg:x1="10.33cm" svg:y1="4.439cm" svg:x2="8.23cm" svg:y2="8.815cm" draw:start-shape="id6" draw:start-glue-point="3" draw:end-shape="id2" draw:end-glue-point="0" svg:d="m10330 4439c-1400 0-2100 1458-2100 4376">
          <text:p/>
        </draw:connector>
        <draw:custom-shape draw:style-name="gr1" draw:text-style-name="P1" draw:id="id8" draw:layer="layout" svg:width="3.175cm" svg:height="1.27cm" svg:x="2.96cm" svg:y="12.27cm">
          <text:p text:style-name="P1">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672cm" svg:height="1.27cm" svg:x="1cm" svg:y="9.52cm">
          <text:p text:style-name="P1">ShaderPr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836cm" svg:y1="10.79cm" svg:x2="4.547cm" svg:y2="12.27cm" draw:start-shape="id7" draw:start-glue-point="2" draw:end-shape="id8" draw:end-glue-point="0" svg:d="m2836 10790c0 1111 1711 372 1711 1480">
          <text:p/>
        </draw:connector>
        <draw:custom-shape draw:style-name="gr4" draw:text-style-name="P1" draw:id="id9" draw:layer="layout" svg:width="3.041cm" svg:height="1.27cm" svg:x="7.094cm" svg:y="11.862cm">
          <text:p text:style-name="P1">Sub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23cm" svg:y1="10.085cm" svg:x2="8.614cm" svg:y2="11.862cm" draw:start-shape="id2" draw:start-glue-point="2" draw:end-shape="id9" draw:end-glue-point="0" svg:d="m8230 10085c0 1333 384 445 384 1777">
          <text:p/>
        </draw:connector>
        <draw:connector draw:style-name="gr3" draw:text-style-name="P1" draw:layer="layout" draw:type="curve" svg:x1="6.135cm" svg:y1="12.905cm" svg:x2="7.094cm" svg:y2="12.497cm" draw:start-shape="id8" draw:start-glue-point="1" draw:end-shape="id9" draw:end-glue-point="3" svg:d="m6135 12905c718 0 239-408 959-408">
          <text:p/>
        </draw:connector>
        <draw:custom-shape draw:style-name="gr1" draw:text-style-name="P1" draw:id="id12" draw:layer="layout" svg:width="3.142cm" svg:height="1.083cm" svg:x="12.248cm" svg:y="11.992cm">
          <text:p text:style-name="P1">SkelAn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614cm" svg:y1="13.132cm" svg:x2="9.825cm" svg:y2="15.175cm" draw:start-shape="id9" draw:start-glue-point="2" draw:end-shape="id10" draw:end-glue-point="0" svg:d="m8614 13132c0 1533 1211 512 1211 2043">
          <text:p/>
        </draw:connector>
        <draw:connector draw:style-name="gr3" draw:text-style-name="P1" draw:layer="layout" draw:type="curve" svg:x1="11.575cm" svg:y1="11.765cm" svg:x2="9.825cm" svg:y2="15.175cm" draw:start-shape="id11" draw:start-glue-point="2" draw:end-shape="id10" svg:d="m11575 11765c0 2557-1750 853-1750 3410">
          <text:p/>
        </draw:connector>
        <draw:connector draw:style-name="gr3" draw:text-style-name="P1" draw:layer="layout" draw:type="curve" svg:x1="13.819cm" svg:y1="13.075cm" svg:x2="9.825cm" svg:y2="15.175cm" draw:start-shape="id12" draw:start-glue-point="2" draw:end-shape="id10" draw:end-glue-point="0" svg:d="m13819 13075c0 1575-3994 525-3994 2100">
          <text:p/>
        </draw:connector>
        <draw:custom-shape draw:style-name="gr5" draw:text-style-name="P1" draw:id="id14" draw:layer="layout" svg:width="3.81cm" svg:height="1.27cm" svg:x="2.895cm" svg:y="21.83cm">
          <text:p text:style-name="P1">ModelNo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994cm" svg:height="1.27cm" svg:x="1.181cm" svg:y="14.335cm">
          <text:p text:style-name="P1">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678cm" svg:y1="14.335cm" svg:x2="4.547cm" svg:y2="13.54cm" draw:start-shape="id13" draw:start-glue-point="0" draw:end-shape="id8" draw:end-glue-point="2" svg:d="m2678 14335c0-595 1869-198 1869-795">
          <text:p/>
        </draw:connector>
        <draw:custom-shape draw:style-name="gr4" draw:text-style-name="P1" draw:id="id16" draw:layer="layout" svg:width="2.175cm" svg:height="1.27cm" svg:x="1.87cm" svg:y="19.19cm">
          <text:p text:style-name="P1">Skin</text:p>
          <draw:enhanced-geometry svg:viewBox="0 0 21600 21600" draw:type="rectangle" draw:enhanced-path="M 0 0 L 21600 0 21600 21600 0 21600 0 0 Z N"/>
        </draw:custom-shape>
        <draw:custom-shape draw:style-name="gr2" draw:text-style-name="P1" draw:id="id15" draw:layer="layout" svg:width="4.445cm" svg:height="1.905cm" svg:x="1.04cm" svg:y="24.095cm">
          <text:p text:style-name="P1">Bone</text:p>
          <text:p text:style-name="P1">trans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825cm" svg:y1="16.445cm" svg:x2="4.8cm" svg:y2="21.83cm" draw:start-shape="id10" draw:start-glue-point="2" draw:end-shape="id14" draw:end-glue-point="0" svg:d="m9825 16445c0 4039-5025 1347-5025 5385">
          <text:p/>
        </draw:connector>
        <draw:connector draw:style-name="gr3" draw:text-style-name="P1" draw:layer="layout" draw:type="curve" svg:x1="3.262cm" svg:y1="24.095cm" svg:x2="4.8cm" svg:y2="23.1cm" draw:start-shape="id15" draw:start-glue-point="0" draw:end-shape="id14" draw:end-glue-point="2" svg:d="m3262 24095c0-747 1538-250 1538-995">
          <text:p/>
        </draw:connector>
        <draw:connector draw:style-name="gr3" draw:text-style-name="P1" draw:layer="layout" draw:type="curve" svg:x1="2.957cm" svg:y1="20.46cm" svg:x2="4.8cm" svg:y2="21.83cm" draw:start-shape="id16" draw:start-glue-point="2" draw:end-shape="id14" draw:end-glue-point="0" svg:d="m2957 20460c0 1027 1843 343 1843 1370">
          <text:p/>
        </draw:connector>
        <draw:custom-shape draw:style-name="gr2" draw:text-style-name="P1" draw:layer="layout" svg:width="4.445cm" svg:height="1.905cm" svg:x="14.335cm" svg:y="17.51cm">
          <text:p text:style-name="P1">Tf Vert </text:p>
          <text:p text:style-name="P1">position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4.335cm" svg:y="20.685cm">
          <text:p text:style-name="P1">Tf Vert </text:p>
          <text:p text:style-name="P1">normal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4.335cm" svg:y="23.86cm">
          <text:p text:style-name="P1">Tf Vert </text:p>
          <text:p text:style-name="P1">tangent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8.15cm" svg:y="19.66cm">
          <text:p text:style-name="P1">main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95cm" svg:y="22.235cm">
          <text:p text:style-name="P1">Dp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7.874cm" svg:y="24.606cm">
          <text:p text:style-name="P1">Tf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11-02T14:11:42</meta:creation-date>
    <dc:date>2010-12-09T17:48:33</dc:date>
    <dc:creator>Panos Christopoulos-Charitos</dc:creator>
    <meta:editing-duration>PT07H22M56S</meta:editing-duration>
    <meta:editing-cycles>3</meta:editing-cycles>
    <meta:generator>OpenOffice.org/3.1$Unix OpenOffice.org_project/310m19$Build-9420</meta:generator>
    <meta:document-statistic meta:object-count="37"/>
  </office:meta>
</office:document-meta>
</file>